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fefd" officeooo:paragraph-rsid="0003fe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2T11:14:59.377479646</meta:creation-date>
    <dc:date>2025-04-22T11:15:30.363949977</dc:date>
    <meta:editing-duration>PT32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3.7.2$Linux_X86_64 LibreOffice_project/30$Build-2</meta:generator>
  </office:meta>
</office:document-meta>
</file>